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620000004C1D3A8895F875C7E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92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Object_20_with_20_no_20_fill_20_and_20_no_20_line">
      <style:graphic-properties draw:stroke="none" draw:stroke-dash="Dashed_20__28_var_29__20_6925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solid" draw:stroke-dash="Dashed_20__28_var_29__20_676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76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667cm" svg:y1="14.786cm" svg:x2="9.737cm" svg:y2="14.628cm">
            <text:p/>
          </draw:line>
          <draw:frame draw:style-name="gr2" draw:text-style-name="P2" draw:layer="layout" svg:width="2.92cm" svg:height="0.646cm" draw:transform="rotate (-0.168773338667852) translate (9.691cm 14.612cm)">
            <draw:image xlink:href="Pictures/10000201000002620000004C1D3A8895F875C7E8.png" xlink:type="simple" xlink:show="embed" xlink:actuate="onLoad">
              <text:p/>
            </draw:image>
          </draw:frame>
          <draw:line draw:style-name="gr3" draw:text-style-name="P1" draw:layer="layout" svg:x1="9.786cm" svg:y1="14.536cm" svg:x2="9.75cm" svg:y2="14.733cm">
            <text:p/>
          </draw:line>
          <draw:line draw:style-name="gr4" draw:text-style-name="P1" draw:layer="layout" svg:x1="10.681cm" svg:y1="14.695cm" svg:x2="10.645cm" svg:y2="14.89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760" draw:display-name="Dashed (var) 6760" draw:style="rect" draw:dots1="1" draw:dots1-length="0.006cm" draw:dots2="1" draw:dots2-length="0.006cm" draw:distance="0.006cm"/>
    <draw:stroke-dash draw:name="Dashed_20__28_var_29__20_6761" draw:display-name="Dashed (var) 6761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01:21.720475441</meta:creation-date>
    <dc:date>2018-02-26T13:01:35.286248556</dc:date>
    <meta:editing-duration>PT13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